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Open Sans" svg:font-family="'Open Sans'" style:font-family-generic="swiss"/>
    <style:font-face style:name="Arial" svg:font-family="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style:font-name="Arial" fo:font-size="11pt" style:font-size-asian="11pt" style:font-size-complex="11pt"/>
    </style:style>
    <style:style style:name="P2" style:family="paragraph" style:parent-style-name="Text_20_body">
      <style:text-properties style:font-name="Arial" fo:font-size="11pt" fo:font-weight="bold" style:font-size-asian="11pt" style:font-weight-asian="bold" style:font-size-complex="11pt" style:font-weight-complex="bold"/>
    </style:style>
    <style:style style:name="P3" style:family="paragraph" style:parent-style-name="Text_20_body">
      <style:text-properties fo:font-weight="bold" officeooo:rsid="0031788e" officeooo:paragraph-rsid="0031788e" style:font-weight-asian="bold" style:font-weight-complex="bold"/>
    </style:style>
    <style:style style:name="P4" style:family="paragraph" style:parent-style-name="Text_20_body">
      <style:text-properties officeooo:paragraph-rsid="003ad15b"/>
    </style:style>
    <style:style style:name="P5" style:family="paragraph" style:parent-style-name="Text_20_body">
      <style:text-properties officeooo:paragraph-rsid="003db824"/>
    </style:style>
    <style:style style:name="T1" style:family="text">
      <style:text-properties style:font-name="Arial" fo:font-size="11pt" style:font-size-asian="11pt" style:font-size-complex="11pt"/>
    </style:style>
    <style:style style:name="T2" style:family="text">
      <style:text-properties officeooo:rsid="00226efb"/>
    </style:style>
    <style:style style:name="T3" style:family="text">
      <style:text-properties officeooo:rsid="002376c3"/>
    </style:style>
    <style:style style:name="T4" style:family="text">
      <style:text-properties officeooo:rsid="0025153d"/>
    </style:style>
    <style:style style:name="T5" style:family="text">
      <style:text-properties officeooo:rsid="0026cf4c"/>
    </style:style>
    <style:style style:name="T6" style:family="text">
      <style:text-properties officeooo:rsid="0028e349"/>
    </style:style>
    <style:style style:name="T7" style:family="text">
      <style:text-properties officeooo:rsid="002b6e69"/>
    </style:style>
    <style:style style:name="T8" style:family="text">
      <style:text-properties officeooo:rsid="002d1eca"/>
    </style:style>
    <style:style style:name="T9" style:family="text">
      <style:text-properties officeooo:rsid="002eb0e3"/>
    </style:style>
    <style:style style:name="T10" style:family="text">
      <style:text-properties officeooo:rsid="002f8bcc"/>
    </style:style>
    <style:style style:name="T11" style:family="text">
      <style:text-properties officeooo:rsid="0031788e"/>
    </style:style>
    <style:style style:name="T12" style:family="text">
      <style:text-properties fo:font-weight="bold" officeooo:rsid="0031788e" style:font-weight-asian="bold" style:font-weight-complex="bold"/>
    </style:style>
    <style:style style:name="T13" style:family="text">
      <style:text-properties officeooo:rsid="0032feb9"/>
    </style:style>
    <style:style style:name="T14" style:family="text">
      <style:text-properties officeooo:rsid="00333241"/>
    </style:style>
    <style:style style:name="T15" style:family="text">
      <style:text-properties officeooo:rsid="0033a013"/>
    </style:style>
    <style:style style:name="T16" style:family="text">
      <style:text-properties officeooo:rsid="0034e9db"/>
    </style:style>
    <style:style style:name="T17" style:family="text">
      <style:text-properties officeooo:rsid="003659d1"/>
    </style:style>
    <style:style style:name="T18" style:family="text">
      <style:text-properties officeooo:rsid="0036f77c"/>
    </style:style>
    <style:style style:name="T19" style:family="text">
      <style:text-properties officeooo:rsid="003942d4"/>
    </style:style>
    <style:style style:name="T20" style:family="text">
      <style:text-properties officeooo:rsid="003ad15b"/>
    </style:style>
    <style:style style:name="T21" style:family="text">
      <style:text-properties officeooo:rsid="003c4f6e"/>
    </style:style>
    <style:style style:name="T22" style:family="text">
      <style:text-properties officeooo:rsid="003f5bd5"/>
    </style:style>
    <style:style style:name="T23" style:family="text">
      <style:text-properties officeooo:rsid="0043654d"/>
    </style:style>
    <style:style style:name="T24" style:family="text">
      <style:text-properties officeooo:rsid="004602e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 Include the annotations of each paper/chapter/tutorial/video. While forming your annotation, please make sure to follow the 4 points provided below (in your annotation, you will not use the numbers or bullets). Each annotation should not exceed more than half a page. The following points provide guidance for writing an annotation:</text:p>
      <text:p text:style-name="P2">For each article, please annotate (&lt;0.5page):</text:p>
      <text:p text:style-name="Text_20_body">1. The purpose of study should be provided. This is usually done in one to three short sentences. In each article, you should be able to find a sentence or two in the Introduction that starts like this, "The purpose of this study is..." or "The objective of this study is..." or "The aim of this study is...". Otherwise, you need to summarize the purpose based on your understanding.<text:line-break/>2. The methodology and data used for the study should be briefly explained.<text:line-break/>3. The major findings of the study should be briefly summarized.<text:line-break/>4. The major implications for industry (practical implications) and academia (theoretical implications) should be provided.</text:p>
      <text:p text:style-name="Text_20_body"/>
      <text:p text:style-name="P3">Part A</text:p>
      <text:p text:style-name="P5"><text:span text:style-name="T2"><text:tab/>The purpose of this study is to examine and analyze the patterns and behaviors of </text:span><text:span text:style-name="T3">location sharing service users, in order to gain understanding of the underlying knowledge present in such patterns. Specifically, the paper states that these patterns could indicate anything from “political views to consumer tastes to public opinions about key social issues”. </text:span></text:p>
      <text:p text:style-name="P5"><text:span text:style-name="T3"><text:tab/>To start, the researchers gathered data from Twitter’s public API, specifically on users who posted geo-tagged updates. </text:span><text:span text:style-name="T4">The researchers then performed preprocessing on the data, organizing it and the user into tuples, and filtering out any ‘false checkins’. </text:span><text:span text:style-name="T5">The researchers then performed analysis on user displacement, frequency of checkins, and returns to check-in locations. </text:span><text:span text:style-name="T6">There was also analysis performed on the relationship of user follower count impacting mobility. Finally, the study analyzed user-generated content’s impact on mobility. The study found that most check-ins were performed in cities, specifically among places of social daily activity. Check-ins also peaked at 9am,12pm, and 6pm. </text:span><text:span text:style-name="T7">The study also found that users are most likely to either return daily or weekly to the same check-in locations. In analyzing the relationship between densely populated areas and sparsely populated areas, it was found that there was more mobility among users in densely populated areas. </text:span><text:span text:style-name="T8">Finally, the study finds that there is a range of sentimental words in social media posts that can reveal context between people and location. <text:tab/></text:span></text:p>
      <text:p text:style-name="P5"><text:span text:style-name="T8"><text:tab/>Practical Implications: </text:span><text:span text:style-name="T9">Corporations with access to this data and analysis techniques could </text:span><text:span text:style-name="T10">construct </text:span><text:span text:style-name="T23">better </text:span><text:span text:style-name="T10">marketing campaigns. Essentially, if you were able to figure out people attitudes about certain things, (especially using techniques like in section 6.3), you </text:span><text:span text:style-name="T22">may</text:span><text:span text:style-name="T10"> be better able to understand how to influence </text:span><text:span text:style-name="T22">people (at least, social media users)</text:span><text:span text:style-name="T10">. </text:span><text:span text:style-name="T11">The findings of this study would also be useful to city planners, especially sections 4-5. By knowing where and how often users will move, city services could become more efficien</text:span><text:span text:style-name="T20">t.</text:span><text:span text:style-name="T8"><text:tab/></text:span></text:p>
      <text:p text:style-name="P4"><text:span text:style-name="T8"><text:tab/>Theoretical Implications: </text:span><text:span text:style-name="T11">I imagine that the findings of this study would be useful when it comes to wanting to correlate other kinds of personal data with location </text:span><text:span text:style-name="T13">check-in </text:span><text:span text:style-name="T11">data. </text:span><text:span text:style-name="T13">For example, the end of the study posits that personalized location recommendation based on check-in history might be worth looking into. It </text:span><text:span text:style-name="T22">remains to be seen if the</text:span><text:span text:style-name="T13"> locations you visit predict anything about you as a person.</text:span><text:span text:style-name="T11"><text:line-break/><text:line-break/></text:span><text:span text:style-name="T12">Part B</text:span></text:p>
      <text:p text:style-name="P4"><text:soft-page-break/><text:span text:style-name="T14"><text:tab/>This article was interesting </text:span><text:span text:style-name="T20">to me </text:span><text:span text:style-name="T14">in a couple </text:span><text:span text:style-name="T15">of ways. </text:span><text:span text:style-name="T20">Particularly, I am interested in knowing <text:s/>more about the displacement values of users. Knowing how far and why people travel could have implications with regards to topics like reducing carbon emissions, by understanding how and why people chose to travel in motorized transportation. </text:span><text:span text:style-name="T21">There is surely also something important to be divined from mobility data during a pandemic.</text:span></text:p>
      <text:p text:style-name="P4"><text:span text:style-name="T15"><text:tab/>However, </text:span><text:span text:style-name="T20">with regards to gauging public opinion and understanding user sentiment, I am skeptical.</text:span><text:span text:style-name="T15"> I think that any researcher who </text:span><text:span text:style-name="T16">tries to draw conclusions about public opinion from social media posts need</text:span><text:span text:style-name="T20">s to </text:span><text:span text:style-name="T21">acknowledge</text:span><text:span text:style-name="T16"> the bias built into the data </text:span><text:span text:style-name="T21">(This paper may, in some way, I wasn’t sure)</text:span><text:span text:style-name="T16">. </text:span><text:span text:style-name="T21">T</text:span><text:span text:style-name="T19">here</text:span><text:span text:style-name="T17"> is </text:span><text:span text:style-name="T21">a very real</text:span><text:span text:style-name="T17"> possibility that </text:span><text:span text:style-name="T18">the nature of social media biases the kinds of posts people make about certain topics. For example, it’s possible that social media algorithms recommend posts </text:span><text:span text:style-name="T21">to users </text:span><text:span text:style-name="T18">that generate outrage </text:span><text:span text:style-name="T21">or are controversial in some way </text:span><text:span text:style-name="T18">in order to drive engagement with the site. </text:span><text:span text:style-name="T21">This</text:span><text:span text:style-name="T18"> may influence o</text:span><text:span text:style-name="T20">ther users to take more extreme viewpoints (using extreme sentimental terms) </text:span><text:span text:style-name="T21">than they would have normally; at the very least, their expression may be more extreme</text:span><text:span text:style-name="T18">. </text:span><text:span text:style-name="T20">It is </text:span><text:span text:style-name="T21">also</text:span><text:span text:style-name="T20"> possible that people who don’t use social media use different sentiment terms (or at least less extreme terms) than social media users on the same topic due to a lack of social media influence. </text:span><text:span text:style-name="T24">Essentially, in this case we should be careful when making generalizations to the larger population.</text:span><text:span text:style-name="T1"><text:line-break/></text:span>Part B, <text:span text:style-name="Strong_20_Emphasis">Discussions about your thoughts, including comments, questions, responses, reactions, criticism, examples, etc. For example,  what you found interesting about it, related articles/papers you have read, whether or not you agree or disagree with what the reading is trying to say, will these readings inspire you to revisit/rethink the Do's And Don'ts in your previous projects, are the readings related to or possible to be used to improve your previous or current research projects, etc.</text:span></text:p>
      <text:p text:style-name="Text_20_body">Please see the following evaluation criteria. </text:p>
      <text:p text:style-name="Text_20_body"><text:span text:style-name="Strong_20_Emphasis">Relevance:Did the postings relate to the assigned articles and the topic? (&lt;-Avoid the comments that are too general and can be written for any topic.)</text:span></text:p>
      <text:p text:style-name="Text_20_body"><text:span text:style-name="Strong_20_Emphasis">Competency:How well the postings demonstrate knowledge gained form the readings? (&lt;- Avoid superficial comments and descriptive summary of articles. Comments referring to specific article, theory, finding, are good.)</text:span></text:p>
      <text:p text:style-name="Text_20_body"><text:span text:style-name="Strong_20_Emphasis">Reasoning:How well thought points were articulated with reasoning and evidence? (&lt;- Avoid mere personal feelings, descriptive experience and storytelling. Comments with a clear point of view with rationale that explains the thought process are good.)</text:span></text:p>
      <text:p text:style-name="Text_20_body"><text:span text:style-name="Strong_20_Emphasis">Critical Thinking:How thoughtful and intriguing were the arguments? (&lt;- Thought provoking comments are desirable. Comments based on constructive criticism, disagreement with the author, weakness of the argument, extension of theories/ideas/findings are good.) </text:span></text:p>
      <text:p text:style-name="Text_20_body"><text:span text:style-name="Strong_20_Emphasis">Originality: How creative and meaningful were the postings? (&lt;- Avoid repeating others’ comments. Strive for different perspectives and unique approaches to enrich the discussions.)</text:span></text:p>
      <text:p text:style-name="Text_20_body"><text:span text:style-name="Strong_20_Emphasis">Participation: How actively and well did the students interact with class during the discussion? (&lt;- Active participation with multiple comments, questions, responses, feedback that generates further discussions in a productive manner is good.)</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Open Sans" svg:font-family="'Open Sans'" style:font-family-generic="swiss"/>
    <style:font-face style:name="Arial" svg:font-family="Arial"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0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Open Sans" fo:font-size="10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Open Sans" fo:font-family="'Open Sans'" style:font-family-generic="swiss" fo:font-size="12pt"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Open Sans" fo:font-family="'Ope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fo:font-size="12pt"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4T16:56:23.066625574</meta:creation-date>
    <dc:date>2021-02-07T16:50:34.065115249</dc:date>
    <meta:editing-duration>PT4H37M29S</meta:editing-duration>
    <meta:editing-cycles>17</meta:editing-cycles>
    <meta:generator>LibreOffice/6.4.6.2$Linux_X86_64 LibreOffice_project/40$Build-2</meta:generator>
    <meta:document-statistic meta:table-count="0" meta:image-count="0" meta:object-count="0" meta:page-count="2" meta:paragraph-count="17" meta:word-count="1053" meta:character-count="6859" meta:non-whitespace-character-count="5808"/>
  </office:meta>
</office:document-meta>
</file>